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8pt" officeooo:rsid="00139095" officeooo:paragraph-rsid="00139095" style:font-size-asian="18pt" style:font-size-complex="18pt"/>
    </style:style>
    <style:style style:name="P2" style:family="paragraph" style:parent-style-name="Standard">
      <style:text-properties fo:font-size="12pt" officeooo:rsid="00139095" officeooo:paragraph-rsid="00139095" style:font-size-asian="10.5pt" style:font-size-complex="12pt"/>
    </style:style>
    <style:style style:name="P3" style:family="paragraph" style:parent-style-name="Standard">
      <style:text-properties fo:font-size="12pt" officeooo:rsid="00139095" officeooo:paragraph-rsid="00139095" style:font-size-asian="10.5pt" style:font-size-complex="12pt"/>
    </style:style>
    <style:style style:name="P4" style:family="paragraph" style:parent-style-name="Standard">
      <style:text-properties fo:font-size="12pt" officeooo:rsid="001571d0" officeooo:paragraph-rsid="001571d0"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 <text:s/>Projet</text:p>
      <text:p text:style-name="P1"/>
      <text:p text:style-name="P2">Pics-thon, un logiciel d’édition d’image avec une interface graphique sur python.</text:p>
      <text:p text:style-name="P2"/>
      <text:p text:style-name="P2">Pour l’instant je me suis renseigner sur les librairies a utiliser et les bases pour pouvoir me débrouiller avec.</text:p>
      <text:p text:style-name="P2"/>
      <text:p text:style-name="P2">J’utiliserai donc :</text:p>
      <text:p text:style-name="P2"/>
      <text:p text:style-name="P2">Tkinter, pour l’interface graphique, les boutons d’édition (exemple, tourner l’image, changer les couleurs et autre).</text:p>
      <text:p text:style-name="P2"/>
      <text:p text:style-name="P2">Et le librairie pillow pour toute la partie édition d’image.</text:p>
      <text:p text:style-name="P2"/>
      <text:p text:style-name="P2">Aujourd’hui je vais commencer par la base de ma fenêtre d’édition.</text:p>
      <text:p text:style-name="P4">J’ai commencer par définir son nom, et son logo que j’ai créer au préalable, puis la taille minimum de la fenêtre et j’ai fini par essayer de définir une image en fond qui s’adapterai a la taille de la fenêtre <text:s/></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3T10:15:30.694000000</meta:creation-date>
    <dc:date>2023-11-23T11:37:31.097000000</dc:date>
    <meta:editing-duration>PT14M10S</meta:editing-duration>
    <meta:editing-cycles>2</meta:editing-cycles>
    <meta:generator>LibreOffice/7.5.2.2$Windows_X86_64 LibreOffice_project/53bb9681a964705cf672590721dbc85eb4d0c3a2</meta:generator>
    <meta:document-statistic meta:table-count="0" meta:image-count="0" meta:object-count="0" meta:page-count="1" meta:paragraph-count="8" meta:word-count="111" meta:character-count="678" meta:non-whitespace-character-count="572"/>
  </office:meta>
</office:document-meta>
</file>